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8f8" officeooo:paragraph-rsid="000368f8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rsid="000368f8" officeooo:paragraph-rsid="000368f8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.6cm" style:auto-text-indent="false" style:page-number="auto" fo:background-color="transparent"/>
      <style:text-properties officeooo:rsid="000368f8" officeooo:paragraph-rsid="000368f8"/>
    </style:style>
    <style:style style:name="P4" style:family="paragraph" style:parent-style-name="Standard">
      <style:paragraph-properties fo:text-align="end" style:justify-single-word="false"/>
      <style:text-properties officeooo:rsid="000368f8" officeooo:paragraph-rsid="000368f8"/>
    </style:style>
    <style:style style:name="P5" style:family="paragraph" style:parent-style-name="Standard">
      <style:paragraph-properties fo:text-align="center" style:justify-single-word="false"/>
      <style:text-properties officeooo:rsid="000368f8" officeooo:paragraph-rsid="000368f8"/>
    </style:style>
    <style:style style:name="P6" style:family="paragraph" style:parent-style-name="Standard">
      <style:text-properties officeooo:rsid="000368f8" officeooo:paragraph-rsid="000368f8"/>
    </style:style>
    <style:style style:name="T1" style:family="text">
      <style:text-properties officeooo:rsid="00047d71"/>
    </style:style>
    <style:style style:name="T2" style:family="text">
      <style:text-properties officeooo:rsid="00073fbd"/>
    </style:style>
    <style:style style:name="T3" style:family="text">
      <style:text-properties fo:font-weight="bold" officeooo:rsid="00073fb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n Carlos de Bariloche, 24 de julio de 2023</text:p>
      <text:p text:style-name="P1"/>
      <text:p text:style-name="P1"/>
      <text:p text:style-name="P1"/>
      <text:p text:style-name="P1">A: Despacho y Administración, Concejo Municipal.</text:p>
      <text:p text:style-name="P1">CC: Departamento de Personal.</text:p>
      <text:p text:style-name="P1">De: Biblioteca y Archivo, Concejo Municipal.</text:p>
      <text:p text:style-name="P1"/>
      <text:p text:style-name="P1"/>
      <text:p text:style-name="P1"/>
      <text:p text:style-name="P2">Estimados, por medio de la presente informo que <text:span text:style-name="T3">por razones operativas</text:span><text:span text:style-name="T2"> </text:span><text:s/>a partir del d<text:span text:style-name="T1">í</text:span>a 1<text:span text:style-name="T1">°</text:span> de agosto de 2023 el agente Ariel García Rogel, legajo 11714, realizará el siguiente horario: </text:p>
      <text:p text:style-name="P1"/>
      <text:p text:style-name="P5">Lunes de 9:30 a 16:30 horas.</text:p>
      <text:p text:style-name="P5">Martes a Viernes de 8 a 15 horas.</text:p>
      <text:p text:style-name="P1"/>
      <text:p text:style-name="P1"/>
      <text:p text:style-name="P1"/>
      <text:p text:style-name="P1"/>
      <text:p text:style-name="P4">Sin más saludo a Ud, atentamente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4:05:10.069000000</meta:creation-date>
    <dc:date>2023-07-24T16:02:51.596000000</dc:date>
    <meta:editing-duration>PT1H50M46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8" meta:word-count="76" meta:character-count="445" meta:non-whitespace-character-count="375"/>
  </office:meta>
</office:document-meta>
</file>